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12pt" fo:letter-spacing="normal" fo:font-style="normal" fo:font-weight="bold" fo:background-color="transparent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держание:</text:p>
      <text:list xml:id="list3592308001832015310" text:style-name="L1">
        <text:list-item>
          <text:p text:style-name="P2">В рамках этого дня тренинга мы научимся получать информацию из базы данных, для этого используются запросы.</text:p>
        </text:list-item>
        <text:list-item>
          <text:p text:style-name="P2">Изучим специальный язык запросов, который описывает, какие данные мы хотим получить.</text:p>
        </text:list-item>
        <text:list-item>
          <text:p text:style-name="P2">В этом дне курса мы будем разрабатывать запросы к справочникам, документам и их табличным частям.</text:p>
        </text:list-item>
        <text:list-item>
          <text:p text:style-name="P2">Мы построим свои первые отчеты с помощью мощнейшего механизма – “Системы компоновки данных” (СКД).</text:p>
        </text:list-item>
        <text:list-item>
          <text:p text:style-name="P2">С помощью СКД можно создавать гибкие отчеты, которые пользователь сможет настраивать и изменять в процессе работы с ними.</text:p>
        </text:list-item>
        <text:list-item>
          <text:p text:style-name="P2">Мы научимся передавать параметры в запросы и устанавливать их значения в пользовательском режиме.</text:p>
        </text:list-item>
        <text:list-item>
          <text:p text:style-name="P2">Рассмотрим как настраивать варианты отчетов – выбирать выходные поля и настраивать группировку.</text:p>
        </text:list-item>
        <text:list-item>
          <text:p text:style-name="P2">Также учтем, что некоторые справочники являются иерархическими и выведем группы справочника в отчет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OpenOffice.org/3.4.1$Win32 OpenOffice.org_project/341m1$Build-9593</meta:generator>
    <dc:date>2013-11-22T09:27:14.92</dc:date>
    <meta:document-statistic meta:table-count="0" meta:image-count="0" meta:object-count="0" meta:page-count="1" meta:paragraph-count="9" meta:word-count="121" meta:character-count="817"/>
    <meta:user-defined meta:name="Info 1"/>
    <meta:user-defined meta:name="Info 2"/>
    <meta:user-defined meta:name="Info 3"/>
    <meta:user-defined meta:name="Info 4"/>
  </office:meta>
</office:document-meta>
</file>